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3.362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2.1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715cm"/>
    </style:style>
    <style:style style:name="ro1" style:family="table-row">
      <style:table-row-properties style:row-height="0.836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4" style:family="table-cell" style:parent-style-name="Default">
      <style:table-cell-properties fo:background-color="#94bd5e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fo:background-color="#666699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background-color="#ffb515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10" style:family="table-cell" style:parent-style-name="Default">
      <style:table-cell-properties fo:background-color="#47b8b8"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ackground-color="#aecf00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ackground-color="transparent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background-color="#e6e6e6"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use-window-font-color="true" style:text-outline="false" style:text-line-through-style="none" style:font-name="Times New Roman" fo:font-size="12pt" fo:language="pt" fo:country="BR" fo:font-style="normal" fo:text-shadow="none" style:text-underline-style="none" fo:font-weight="normal" style:text-underline-mode="continuous" style:text-line-through-mode="continuous" style:font-name-asian="DejaVu Sans1" style:font-size-asian="12pt" style:language-asian="zxx" style:country-asian="none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1" style:font-size-asian="12pt" style:font-name-complex="Times New Roman" style:font-size-complex="12pt" style:language-complex="en" style:country-complex="US"/>
    </style:style>
    <style:style style:name="ce17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8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fo:language="en" fo:country="US" style:font-size-asian="12pt" style:language-asian="en" style:country-asian="US" style:font-size-complex="12pt" style:language-complex="en" style:country-complex="US"/>
    </style:style>
    <style:style style:name="ce19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0.002cm solid #000000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none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2" style:family="table-cell" style:parent-style-name="Default">
      <style:table-cell-properties fo:border-bottom="none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padding="0.198cm" fo:border-right="0.002cm solid #000000" fo:border-top="none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4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5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justify" fo:margin-left="0cm"/>
      <style:text-properties style:font-name="Times New Roman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font-name="Times New Roman" fo:font-size="12pt" style:font-name-asian="DejaVu Sans" style:font-size-asian="12pt" style:font-name-complex="DejaVu Sans" style:font-size-complex="12pt"/>
    </style:style>
    <style:style style:name="ce28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ff0000" style:font-name="Times New Roman" fo:font-size="12pt" style:font-size-asian="12pt" style:font-size-complex="12pt"/>
    </style:style>
    <style:style style:name="ce29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ff" style:font-name="Times New Roman" fo:font-size="12pt" style:font-size-asian="12pt" style:font-size-complex="12pt"/>
    </style:style>
    <style:style style:name="ce30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1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2300dc" style:font-name="Times New Roman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" style:family="table-cell" style:parent-style-name="Default" style:data-style-name="N37">
      <style:table-cell-properties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4" style:family="table-cell" style:parent-style-name="Default" style:data-style-name="N37">
      <style:table-cell-properties fo:background-color="#ffffff" style:text-align-source="fix" style:repeat-content="false" fo:border="0.002cm solid #000000" fo:padding="0.198cm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35" style:family="table-cell" style:parent-style-name="Default">
      <style:table-cell-properties fo:border="0.002cm solid #000000" fo:padding="0.198cm"/>
      <style:text-properties style:font-name="Times New Roman" fo:font-size="12pt" style:font-size-asian="12pt" style:font-size-complex="12pt"/>
    </style:style>
    <style:style style:name="T1" style:family="text">
      <style:text-properties fo:language="pt" fo:country="BR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5"/>
        <table:table-column table:style-name="co5" table:number-columns-repeated="4" table:default-cell-style-name="ce2"/>
        <table:table-column table:style-name="co6" table:default-cell-style-name="ce2"/>
        <table:table-column table:style-name="co5" table:number-columns-repeated="1014" table:default-cell-style-name="ce35"/>
        <table:table-row table:style-name="ro1">
          <table:table-cell table:style-name="ce1" office:value-type="string" table:number-columns-spanned="1" table:number-rows-spanned="2">
            <text:p>Mês</text:p>
          </table:table-cell>
          <table:table-cell table:style-name="ce1" office:value-type="string" table:number-columns-spanned="1" table:number-rows-spanned="2">
            <text:p>Disciplinas</text:p>
          </table:table-cell>
          <table:table-cell table:style-name="ce1"/>
          <table:table-cell table:style-name="ce1" office:value-type="string" table:number-columns-spanned="1" table:number-rows-spanned="2">
            <text:p>Atividade</text:p>
          </table:table-cell>
          <table:table-cell table:style-name="ce1" office:value-type="string" table:number-columns-spanned="2" table:number-rows-spanned="1">
            <text:p>Data planejada</text:p>
          </table:table-cell>
          <table:covered-table-cell table:style-name="ce1"/>
          <table:table-cell table:style-name="ce1" office:value-type="string" table:number-columns-spanned="2" table:number-rows-spanned="1">
            <text:p>Data executada</text:p>
          </table:table-cell>
          <table:covered-table-cell table:style-name="ce1"/>
          <table:table-cell table:style-name="ce1" office:value-type="string" table:number-columns-spanned="1" table:number-rows-spanned="2">
            <text:p>Responsável</text:p>
          </table:table-cell>
          <table:table-cell table:number-columns-repeated="1014"/>
        </table:table-row>
        <table:table-row table:style-name="ro1">
          <table:covered-table-cell table:number-columns-repeated="2" table:style-name="ce1"/>
          <table:table-cell table:style-name="ce1" office:value-type="string">
            <text:p>It.</text:p>
          </table:table-cell>
          <table:covered-table-cell table:style-name="ce14"/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table-cell table:style-name="ce1" office:value-type="string">
            <text:p>Início</text:p>
          </table:table-cell>
          <table:table-cell table:style-name="ce1" office:value-type="string">
            <text:p>Fim</text:p>
          </table:table-cell>
          <table:covered-table-cell table:style-name="ce1"/>
          <table:table-cell table:number-columns-repeated="1014"/>
        </table:table-row>
        <table:table-row table:style-name="ro1">
          <table:table-cell office:value-type="string">
            <text:p>Fevereiro</text:p>
          </table:table-cell>
          <table:table-cell table:style-name="ce4" office:value-type="string" table:number-columns-spanned="1" table:number-rows-spanned="20">
            <text:p>Modelagem de negócio e requisitos</text:p>
          </table:table-cell>
          <table:table-cell table:style-name="ce12" office:value-type="string" table:number-columns-spanned="1" table:number-rows-spanned="25">
            <text:p>A</text:p>
          </table:table-cell>
          <table:table-cell table:style-name="ce15" office:value-type="string">
            <text:p>Reuniões para esclarecimento e definição do tema.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2-09">
            <text:p>09/02/09</text:p>
          </table:table-cell>
          <table:table-cell table:style-name="ce26" office:value-type="date" office:date-value="2009-03-02">
            <text:p>02/03/09</text:p>
          </table:table-cell>
          <table:table-cell office:value-type="string" table:number-columns-spanned="1" table:number-rows-spanned="7">
            <text:p>Pedro, Ricardo e Túlio</text:p>
          </table:table-cell>
          <table:table-cell table:number-columns-repeated="1014"/>
        </table:table-row>
        <table:table-row table:style-name="ro2">
          <table:table-cell office:value-type="string" table:number-columns-spanned="1" table:number-rows-spanned="3">
            <text:p>Março</text:p>
          </table:table-cell>
          <table:covered-table-cell table:number-columns-repeated="2"/>
          <table:table-cell table:style-name="ce16" office:value-type="string">
            <text:p>Levantamento dos possíveis campos de atuação e criação do ambiente para versionamento do projeto.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table-cell table:style-name="ce26" office:value-type="date" office:date-value="2009-03-02">
            <text:p>02/03/09</text:p>
          </table:table-cell>
          <table:table-cell table:style-name="ce26" office:value-type="date" office:date-value="2009-03-09">
            <text:p>09/03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Pesquisa sobre o problema escolhido e as soluções já existentes.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6" office:value-type="date" office:date-value="2009-03-23" table:number-columns-spanned="1" table:number-rows-spanned="2">
            <text:p>23/03/09</text:p>
          </table:table-cell>
          <table:table-cell table:style-name="ce26" office:value-type="date" office:date-value="2009-03-09" table:number-columns-spanned="1" table:number-rows-spanned="2">
            <text:p>09/03/09</text:p>
          </table:table-cell>
          <table:table-cell table:style-name="ce28" office:value-type="date" office:date-value="2009-04-01" table:number-columns-spanned="1" table:number-rows-spanned="2">
            <text:p>01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7" office:value-type="string">
            <text:p>Criação do termo de aceite.</text:p>
          </table:table-cell>
          <table:covered-table-cell table:number-columns-repeated="3" table:style-name="ce26"/>
          <table:covered-table-cell table:style-name="ce28"/>
          <table:covered-table-cell table:style-name="ce3"/>
          <table:table-cell table:number-columns-repeated="1014"/>
        </table:table-row>
        <table:table-row table:style-name="ro2">
          <table:table-cell office:value-type="string" table:number-columns-spanned="1" table:number-rows-spanned="9">
            <text:p>Abril</text:p>
          </table:table-cell>
          <table:covered-table-cell table:number-columns-repeated="2"/>
          <table:table-cell table:style-name="ce18" office:value-type="string">
            <text:p><text:span text:style-name="T1">Discussão</text:span> e pesquisa sobre as necessidades e características do problema. Versão preliminar do documento de visão.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table-cell table:style-name="ce26" office:value-type="date" office:date-value="2009-04-01">
            <text:p>01/04/09</text:p>
          </table:table-cell>
          <table:table-cell table:style-name="ce26" office:value-type="date" office:date-value="2009-04-06">
            <text:p>06/04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6" office:value-type="date" office:date-value="2009-04-13" table:number-columns-spanned="1" table:number-rows-spanned="2">
            <text:p>13/04/09</text:p>
          </table:table-cell>
          <table:table-cell table:style-name="ce26" office:value-type="date" office:date-value="2009-04-06" table:number-columns-spanned="1" table:number-rows-spanned="2">
            <text:p>06/04/09</text:p>
          </table:table-cell>
          <table:table-cell table:style-name="ce29" office:value-type="date" office:date-value="2009-04-11" table:number-columns-spanned="1" table:number-rows-spanned="2">
            <text:p>11/04/09</text:p>
          </table:table-cell>
          <table:covered-table-cell table:style-name="ce3"/>
          <table:table-cell table:number-columns-repeated="1014"/>
        </table:table-row>
        <table:table-row table:style-name="ro2">
          <table:covered-table-cell table:number-columns-repeated="3"/>
          <table:table-cell table:style-name="ce20" office:value-type="string">
            <text:p>Levantamento preliminar das principais classes de domínio e criação da versão preliminar do modelo de domínio.</text:p>
          </table:table-cell>
          <table:covered-table-cell table:number-columns-repeated="5"/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documento de visão.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4-13" table:number-columns-spanned="1" table:number-rows-spanned="3">
            <text:p>13/04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1" office:value-type="string">
            <text:p>Refinamento do modelo de domínio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1" office:value-type="string">
            <text:p>Criação da versão preliminar da monografia. Objetivos gerais e específicos.</text:p>
          </table:table-cell>
          <table:covered-table-cell table:number-columns-repeated="4"/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19" office:value-type="string">
            <text:p>Refinamento do documento de visão.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6" office:value-type="date" office:date-value="2009-05-04" table:number-columns-spanned="1" table:number-rows-spanned="3">
            <text:p>04/05/09</text:p>
          </table:table-cell>
          <table:table-cell table:style-name="ce26" office:value-type="date" office:date-value="2009-04-20" table:number-columns-spanned="1" table:number-rows-spanned="3">
            <text:p>20/04/09</text:p>
          </table:table-cell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projeto.</text:p>
          </table:table-cell>
          <table:covered-table-cell table:number-columns-repeated="3"/>
          <table:table-cell table:style-name="ce26" office:value-type="date" office:date-value="2009-05-04">
            <text:p>04/05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Criação da versão preliminar do cronograma do projeto.</text:p>
          </table:table-cell>
          <table:covered-table-cell table:number-columns-repeated="3"/>
          <table:table-cell table:style-name="ce29" office:value-type="date" office:date-value="2009-05-03">
            <text:p>03/05/09</text:p>
          </table:table-cell>
          <table:table-cell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9">
            <text:p>Maio</text:p>
          </table:table-cell>
          <table:covered-table-cell table:number-columns-repeated="2"/>
          <table:table-cell table:style-name="ce19" office:value-type="string">
            <text:p>Criação da versão preliminar do controle de atividades.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6" office:value-type="date" office:date-value="2009-05-25" table:number-columns-spanned="1" table:number-rows-spanned="7">
            <text:p>25/05/09</text:p>
          </table:table-cell>
          <table:table-cell table:style-name="ce26" office:value-type="date" office:date-value="2009-05-04" table:number-columns-spanned="1" table:number-rows-spanned="7">
            <text:p>04/05/09</text:p>
          </table:table-cell>
          <table:table-cell table:style-name="ce29" office:value-type="date" office:date-value="2009-05-10" table:number-columns-spanned="1" table:number-rows-spanned="4">
            <text:p>10/05/09</text:p>
          </table:table-cell>
          <table:covered-table-cell/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a versão preliminar do plano de acompanhamento.</text:p>
          </table:table-cell>
          <table:covered-table-cell table:style-name="ce26"/>
          <table:covered-table-cell table:number-columns-repeated="3"/>
          <table:table-cell office:value-type="string">
            <text:p>Ricard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a descrição da metodologia do projeto.</text:p>
          </table:table-cell>
          <table:covered-table-cell table:number-columns-repeated="4"/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Criação do plano de recursos.</text:p>
          </table:table-cell>
          <table:covered-table-cell table:number-columns-repeated="4"/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cronograma.</text:p>
          </table:table-cell>
          <table:covered-table-cell table:number-columns-repeated="3"/>
          <table:table-cell table:style-name="ce29" office:value-type="date" office:date-value="2009-05-11">
            <text:p>11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2" office:value-type="string">
            <text:p>Refinamento do documento de visão.</text:p>
          </table:table-cell>
          <table:covered-table-cell table:number-columns-repeated="3"/>
          <table:table-cell table:style-name="ce29" office:value-type="date" office:date-value="2009-05-12">
            <text:p>12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Estudo sobre as arquiteturas a serem utilizadas no projeto.</text:p>
          </table:table-cell>
          <table:covered-table-cell table:number-columns-repeated="3"/>
          <table:table-cell table:style-name="ce33" office:value-type="date" office:date-value="2009-05-25">
            <text:p>25/05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5" office:value-type="string" table:number-columns-spanned="1" table:number-rows-spanned="8">
            <text:p>Requisitos/ Análise e design</text:p>
          </table:table-cell>
          <table:covered-table-cell table:style-name="ce13"/>
          <table:table-cell table:style-name="ce19" office:value-type="string">
            <text:p>Criação da versão preliminar do diagrama de casos de uso.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6" office:value-type="date" office:date-value="2009-06-01" table:number-columns-spanned="1" table:number-rows-spanned="2">
            <text:p>01/06/09</text:p>
          </table:table-cell>
          <table:table-cell table:style-name="ce26" office:value-type="date" office:date-value="2009-05-25" table:number-columns-spanned="1" table:number-rows-spanned="2">
            <text:p>25/05/09</text:p>
          </table:table-cell>
          <table:table-cell table:style-name="ce29" office:value-type="date" office:date-value="2009-05-31">
            <text:p>31/05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Descrição dos casos de uso levantados.</text:p>
          </table:table-cell>
          <table:covered-table-cell table:number-columns-repeated="3"/>
          <table:table-cell table:style-name="ce26" office:value-type="date" office:date-value="2009-06-01">
            <text:p>01/06/09</text:p>
          </table:table-cell>
          <table:table-cell office:value-type="string">
            <text:p>Pedro e Ricard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3">
            <text:p>Junho</text:p>
          </table:table-cell>
          <table:covered-table-cell table:number-columns-repeated="2"/>
          <table:table-cell table:style-name="ce19" office:value-type="string">
            <text:p>Criação preliminar do documento de arquitetura.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7" office:value-type="date" office:date-value="2009-06-19" table:number-columns-spanned="1" table:number-rows-spanned="3">
            <text:p>19/06/09</text:p>
          </table:table-cell>
          <table:table-cell table:style-name="ce26" office:value-type="date" office:date-value="2009-05-25" table:number-columns-spanned="1" table:number-rows-spanned="3">
            <text:p>25/05/09</text:p>
          </table:table-cell>
          <table:table-cell table:style-name="ce29" office:value-type="date" office:date-value="2009-06-11">
            <text:p>11/06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2" office:value-type="string">
            <text:p>Compilação dos documentos gerados para efeito de avaliação da disciplina de pré-projeto.</text:p>
          </table:table-cell>
          <table:covered-table-cell/>
          <table:covered-table-cell table:style-name="ce26"/>
          <table:covered-table-cell/>
          <table:table-cell table:style-name="ce29" office:value-type="date" office:date-value="2009-06-15">
            <text:p>15/06/09</text:p>
          </table:table-cell>
          <table:table-cell table:style-name="ce3" office:value-type="string" table:number-columns-spanned="1" table:number-rows-spanned="2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0" office:value-type="string">
            <text:p>Refinamento do cronograma.</text:p>
          </table:table-cell>
          <table:covered-table-cell table:number-columns-repeated="3"/>
          <table:table-cell table:style-name="ce28" office:value-type="date" office:date-value="2009-06-26">
            <text:p>26/06/09</text:p>
          </table:table-cell>
          <table:covered-table-cell table:style-name="ce3"/>
          <table:table-cell table:number-columns-repeated="1014"/>
        </table:table-row>
        <table:table-row table:style-name="ro1">
          <table:table-cell office:value-type="string" table:number-columns-spanned="1" table:number-rows-spanned="13">
            <text:p>Julho</text:p>
          </table:table-cell>
          <table:covered-table-cell table:style-name="ce6"/>
          <table:table-cell table:style-name="ce12" office:value-type="string" table:number-columns-spanned="1" table:number-rows-spanned="7">
            <text:p>B</text:p>
          </table:table-cell>
          <table:table-cell table:style-name="ce20" office:value-type="string">
            <text:p>Refinamento e realização do caso de uso: Manter ponto turístico.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26" office:value-type="date" office:date-value="2009-07-13">
            <text:p>13/07/09</text:p>
          </table:table-cell>
          <table:table-cell table:style-name="ce26" office:value-type="date" office:date-value="2009-06-26" table:number-columns-spanned="1" table:number-rows-spanned="5">
            <text:p>26/06/09</text:p>
          </table:table-cell>
          <table:table-cell table:style-name="ce33" office:value-type="date" office:date-value="2009-07-13">
            <text:p>13/07/09</text:p>
          </table:table-cell>
          <table:table-cell table:style-name="ce3" office:value-type="string">
            <text:p>Pedro e 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Prova de conceito da arquitetura escolhida: implementação do caso de uso: Manter ponto turístico.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26" office:value-type="date" office:date-value="2009-07-25" table:number-columns-spanned="1" table:number-rows-spanned="4">
            <text:p>25/07/09</text:p>
          </table:table-cell>
          <table:covered-table-cell table:style-name="ce26" office:value-type="date" office:date-value="2009-06-26">
            <text:p>26/06/09</text:p>
          </table:covered-table-cell>
          <table:table-cell table:style-name="ce33" office:value-type="date" office:date-value="2009-07-25">
            <text:p>25/07/09</text:p>
          </table:table-cell>
          <table:table-cell table:style-name="ce3" office:value-type="string" table:number-columns-spanned="1" table:number-rows-spanned="2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3" office:value-type="string">
            <text:p>Confecção dos diagramas de arquitetura (pacotes, implementação e implantação)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9">
            <text:p>29/06/09</text:p>
          </table:covered-table-cell>
          <table:table-cell table:style-name="ce28" office:value-type="date" office:date-value="2009-07-31">
            <text:p>31/07/09</text:p>
          </table:table-cell>
          <table:covered-table-cell table:style-name="ce3"/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 table:style-name="ce12"/>
          <table:table-cell table:style-name="ce23" office:value-type="string">
            <text:p>Implementação e testes do caso de uso Atribuir ou visualizar dica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table-cell table:style-name="ce34" office:value-type="date" office:date-value="2009-07-25" table:number-columns-spanned="1" table:number-rows-spanned="2">
            <text:p>25/07/09</text:p>
          </table:table-cell>
          <table:table-cell table:style-name="ce3"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Implementação e testes do caso de uso manter atribuir tags a ponto turístico</text:p>
          </table: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covered-table-cell table:style-name="ce26" office:value-type="date" office:date-value="2009-06-26">
            <text:p>26/06/09</text:p>
          </table:covered-table-cell>
          <table:covered-table-cell table:style-name="ce26" office:value-type="date" office:date-value="2009-07-25">
            <text:p>25/07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6-30" table:number-columns-spanned="1" table:number-rows-spanned="2">
            <text:p>30/06/09</text:p>
          </table:table-cell>
          <table:table-cell table:style-name="ce26" office:value-type="date" office:date-value="2009-07-25" table:number-columns-spanned="1" table:number-rows-spanned="2">
            <text:p>25/07/09</text:p>
          </table:table-cell>
          <table:table-cell table:style-name="ce26" office:value-type="date" office:date-value="2009-07-27">
            <text:p>27/07/09</text:p>
          </table:table-cell>
          <table:table-cell table:style-name="ce28" office:value-type="date" office:date-value="2009-07-28">
            <text:p>28/07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7" office:value-type="date" office:date-value="2009-06-30">
            <text:p>30/06/09</text:p>
          </table:covered-table-cell>
          <table:covered-table-cell table:style-name="ce26" office:value-type="date" office:date-value="2009-07-25">
            <text:p>25/07/09</text:p>
          </table:covered-table-cell>
          <table:table-cell table:style-name="ce26" office:value-type="date" office:date-value="2009-07-01">
            <text:p>01/07/09</text:p>
          </table:table-cell>
          <table:table-cell table:style-name="ce26" office:value-type="date" office:date-value="2009-07-25">
            <text:p>25/07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C</text:p>
          </table:table-cell>
          <table:table-cell table:style-name="ce24" office:value-type="string">
            <text:p>Confecção dos diagramas de classe para os casos de uso: manter usuário e manter estabelecimento</text:p>
          </table:table-cell>
          <table:table-cell table:style-name="ce26" office:value-type="date" office:date-value="2009-07-28" table:number-columns-spanned="1" table:number-rows-spanned="3">
            <text:p>28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number-columns-repeated="2" table:style-name="ce28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office:value-type="string">
            <text:p>Implementação e testes do caso de uso manter estabeleciment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table-cell table:style-name="ce27" office:value-type="date" office:date-value="2009-07-28" table:number-columns-spanned="1" table:number-rows-spanned="2">
            <text:p>28/07/09</text:p>
          </table:table-cell>
          <table:table-cell table:style-name="ce26" office:value-type="date" office:date-value="2009-08-04">
            <text:p>04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usuário</text:p>
          </table:table-cell>
          <table:covered-table-cell table:style-name="ce27" office:value-type="date" office:date-value="2009-07-28">
            <text:p>28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7" office:value-type="date" office:date-value="2009-07-28">
            <text:p>28/07/09</text:p>
          </table:covered-table-cell>
          <table:table-cell table:style-name="ce28" office:value-type="date" office:date-value="2009-08-11">
            <text:p>11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office:value-type="string">
            <text:p>Refinamento do modelo de domínio, do modelo de casos de uso e seus detalhamentos.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6" office:value-type="date" office:date-value="2009-08-04" table:number-columns-spanned="1" table:number-rows-spanned="3">
            <text:p>04/08/09</text:p>
          </table:table-cell>
          <table:table-cell table:style-name="ce26" office:value-type="date" office:date-value="2009-07-30" table:number-columns-spanned="1" table:number-rows-spanned="3">
            <text:p>30/07/09</text:p>
          </table:table-cell>
          <table:table-cell table:style-name="ce29" office:value-type="date" office:date-value="2009-07-30" table:number-columns-spanned="1" table:number-rows-spanned="3">
            <text:p>30/07/09</text:p>
          </table:table-cell>
          <table:table-cell table:style-name="ce25"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covered-table-cell table:style-name="ce26" office:value-type="date" office:date-value="2009-07-30">
            <text:p>30/07/09</text:p>
          </table:covered-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7-30">
            <text:p>30/07/09</text:p>
          </table:covered-table-cell>
          <table:covered-table-cell table:style-name="ce29" office:value-type="date" office:date-value="2009-07-30">
            <text:p>30/07/09</text:p>
          </table:covered-table-cell>
          <table:table-cell table:style-name="ce24" office:value-type="string">
            <text:p>Pedro, Ricardo e Túlio</text:p>
          </table:table-cell>
          <table:table-cell table:number-columns-repeated="1014"/>
        </table:table-row>
        <table:table-row table:style-name="ro2">
          <table:table-cell table:style-name="ce3" office:value-type="string" table:number-columns-spanned="1" table:number-rows-spanned="21">
            <text:p>Agosto</text:p>
          </table:table-cell>
          <table:table-cell table:style-name="ce9" office:value-type="string">
            <text:p>Requisitos</text:p>
          </table:table-cell>
          <table:table-cell office:value-type="string" table:number-columns-spanned="1" table:number-rows-spanned="4">
            <text:p>D</text:p>
          </table:table-cell>
          <table:table-cell table:style-name="ce24" office:value-type="string">
            <text:p>Confecção dos diagramas de classe para os casos de uso: logar no sistema</text:p>
          </table:table-cell>
          <table:table-cell table:style-name="ce26" office:value-type="date" office:date-value="2009-08-04" table:number-columns-spanned="1" table:number-rows-spanned="2">
            <text:p>04/08/09</text:p>
          </table:table-cell>
          <table:table-cell table:style-name="ce26" office:value-type="date" office:date-value="2009-08-11" table:number-columns-spanned="1" table:number-rows-spanned="4">
            <text:p>11/08/09</text:p>
          </table:table-cell>
          <table:table-cell table:style-name="ce26" office:value-type="date" office:date-value="2009-08-09">
            <text:p>09/08/09</text:p>
          </table:table-cell>
          <table:table-cell table:style-name="ce29" office:value-type="date" office:date-value="2009-08-09">
            <text:p>09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3">
            <text:p>Implementação / Teste</text:p>
          </table:table-cell>
          <table:covered-table-cell/>
          <table:table-cell office:value-type="string">
            <text:p>Implementação e testes do caso de uso Logar no sistema</text:p>
          </table:table-cell>
          <table:covered-table-cell table:style-name="ce26" office:value-type="date" office:date-value="2009-08-04">
            <text:p>04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4">
            <text:p>04/08/09</text:p>
          </table:table-cell>
          <table:table-cell table:style-name="ce29" office:value-type="date" office:date-value="2009-08-06">
            <text:p>06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table-cell table:style-name="ce26" office:value-type="date" office:date-value="2009-08-06" table:number-columns-spanned="1" table:number-rows-spanned="2">
            <text:p>06/08/09</text:p>
          </table: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06">
            <text:p>06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6" office:value-type="date" office:date-value="2009-08-05">
            <text:p>05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2">
          <table:covered-table-cell/>
          <table:table-cell table:style-name="ce8" office:value-type="string">
            <text:p>Requisitos</text:p>
          </table:table-cell>
          <table:table-cell office:value-type="string" table:number-columns-spanned="1" table:number-rows-spanned="6">
            <text:p>E</text:p>
          </table:table-cell>
          <table:table-cell table:style-name="ce24" office:value-type="string">
            <text:p>Refinamento e realização dos casos de uso: Manter roteiro e Manter Destino e Manter Programa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table-cell table:style-name="ce26" office:value-type="date" office:date-value="2009-08-18" table:number-columns-spanned="1" table:number-rows-spanned="6">
            <text:p>18/08/09</text:p>
          </table:table-cell>
          <table:table-cell table:style-name="ce26" office:value-type="date" office:date-value="2009-08-11" table:number-columns-spanned="1" table:number-rows-spanned="3">
            <text:p>11/08/09</text:p>
          </table:table-cell>
          <table:covered-table-cell table:style-name="ce26" office:value-type="date" office:date-value="2009-08-11">
            <text:p>11/08/09</text:p>
          </table:covered-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Manter roteir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9" office:value-type="date" office:date-value="2009-08-13">
            <text:p>13/08/09</text:p>
          </table:table-cell>
          <table:table-cell office:value-type="string">
            <text:p>Ricard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destino</text:p>
          </table:table-cell>
          <table:covered-table-cell table:style-name="ce26" office:value-type="date" office:date-value="2009-08-11">
            <text:p>11/08/09</text:p>
          </table:covered-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11">
            <text:p>11/08/09</text:p>
          </table:covered-table-cell>
          <table:table-cell table:style-name="ce28" office:value-type="date" office:date-value="2009-08-25" table:number-columns-spanned="1" table:number-rows-spanned="2">
            <text:p>25/08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Implementação e testes do caso de uso Manter programa</text:p>
          </table:table-cell>
          <table:table-cell table:style-name="ce26" office:value-type="date" office:date-value="2009-08-13" table:number-columns-spanned="1" table:number-rows-spanned="3">
            <text:p>13/08/09</text:p>
          </table: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covered-table-cell table:style-name="ce28" office:value-type="date" office:date-value="2009-08-25">
            <text:p>25/08/09</text:p>
          </table:covered-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1">
            <text:p>11/08/09</text:p>
          </table:table-cell>
          <table:table-cell table:style-name="ce29" office:value-type="date" office:date-value="2009-08-11">
            <text:p>11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13">
            <text:p>13/08/09</text:p>
          </table:covered-table-cell>
          <table:covered-table-cell table:style-name="ce26" office:value-type="date" office:date-value="2009-08-18">
            <text:p>18/08/09</text:p>
          </table:covered-table-cell>
          <table:table-cell table:style-name="ce26" office:value-type="date" office:date-value="2009-08-13">
            <text:p>13/08/09</text:p>
          </table:table-cell>
          <table:table-cell table:style-name="ce29" office:value-type="date" office:date-value="2009-08-23">
            <text:p>23/08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6">
            <text:p>F</text:p>
          </table:table-cell>
          <table:table-cell table:style-name="ce24" office:value-type="string">
            <text:p>Confecção dos diagramas de classe para os casos de uso: avaliar tema e atribuir ou visualizar dica</text:p>
          </table:table-cell>
          <table:table-cell table:style-name="ce26" office:value-type="date" office:date-value="2009-08-18" table:number-columns-spanned="1" table:number-rows-spanned="2">
            <text:p>18/08/09</text:p>
          </table:table-cell>
          <table:table-cell table:style-name="ce26" office:value-type="date" office:date-value="2009-08-25" table:number-columns-spanned="1" table:number-rows-spanned="5">
            <text:p>25/08/09</text:p>
          </table:table-cell>
          <table:table-cell table:style-name="ce28" office:value-type="date" office:date-value="2009-08-29" table:number-columns-spanned="1" table:number-rows-spanned="2">
            <text:p>29/08/09</text:p>
          </table:table-cell>
          <table:table-cell table:style-name="ce28" office:value-type="date" office:date-value="2009-09-19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5">
            <text:p>Implementação / Teste</text:p>
          </table:table-cell>
          <table:covered-table-cell/>
          <table:table-cell table:style-name="ce24" office:value-type="string">
            <text:p>Implementação e testes do caso de uso Avaliar Tema</text:p>
          </table:table-cell>
          <table:covered-table-cell table:style-name="ce26" office:value-type="date" office:date-value="2009-08-18">
            <text:p>18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9">
            <text:p>29/08/09</text:p>
          </table:covered-table-cell>
          <table:table-cell table:style-name="ce28" office:value-type="date" office:date-value="2009-09-14">
            <text:p>14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caso de uso Atribuir ou visualizar dica</text:p>
          </table:table-cell>
          <table:table-cell table:style-name="ce26" office:value-type="date" office:date-value="2009-08-20" table:number-columns-spanned="1" table:number-rows-spanned="3">
            <text:p>20/08/09</text:p>
          </table: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7">
            <text:p>27/08/09</text:p>
          </table:table-cell>
          <table:table-cell table:style-name="ce28" office:value-type="date" office:date-value="2009-09-09">
            <text:p>09/09/09</text:p>
          </table:table-cell>
          <table:table-cell office:value-type="string">
            <text:p>Pedro</text:p>
          </table:table-cell>
          <table:table-cell table:number-columns-repeated="1014"/>
        </table:table-row>
        <table:table-row table:style-name="ro2">
          <table:covered-table-cell table:number-columns-repeated="3"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table-cell table:style-name="ce28" office:value-type="date" office:date-value="2009-08-24" table:number-columns-spanned="1" table:number-rows-spanned="2">
            <text:p>24/08/09</text:p>
          </table:table-cell>
          <table:table-cell table:style-name="ce26" office:value-type="date" office:date-value="2009-08-25" table:number-columns-spanned="1" table:number-rows-spanned="2">
            <text:p>25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0">
            <text:p>20/08/09</text:p>
          </table:covered-table-cell>
          <table:covered-table-cell table:style-name="ce26" office:value-type="date" office:date-value="2009-08-25">
            <text:p>25/08/09</text:p>
          </table:covered-table-cell>
          <table:covered-table-cell table:style-name="ce28" office:value-type="date" office:date-value="2009-08-24">
            <text:p>24/08/09</text:p>
          </table:covered-table-cell>
          <table:covered-table-cell table:style-name="ce26" office:value-type="date" office:date-value="2009-08-25">
            <text:p>25/08/09</text:p>
          </table:covered-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 documento de visão e do plano de projeto</text:p>
          </table:table-cell>
          <table:table-cell table:style-name="ce26" office:value-type="date" office:date-value="2009-08-25" table:number-columns-spanned="1" table:number-rows-spanned="3">
            <text:p>25/08/09</text:p>
          </table:table-cell>
          <table:table-cell table:style-name="ce26" office:value-type="date" office:date-value="2009-09-01" table:number-columns-spanned="1" table:number-rows-spanned="6">
            <text:p>01/09/09</text:p>
          </table:table-cell>
          <table:table-cell table:style-name="ce28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2">
          <table:covered-table-cell/>
          <table:table-cell table:style-name="ce9" office:value-type="string">
            <text:p>Requisitos</text:p>
          </table:table-cell>
          <table:table-cell office:value-type="string" table:number-columns-spanned="1" table:number-rows-spanned="5">
            <text:p>G</text:p>
          </table:table-cell>
          <table:table-cell table:style-name="ce24" office:value-type="string">
            <text:p>Confecção dos diagramas de classe para os casos de uso: pesquisar no sistema e manter evento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6" office:value-type="date" office:date-value="2009-07-29" table:number-columns-spanned="1" table:number-rows-spanned="2">
            <text:p>29/07/09</text:p>
          </table:table-cell>
          <table:table-cell table:style-name="ce28" office:value-type="date" office:date-value="2009-09-19" table:number-columns-spanned="1" table:number-rows-spanned="2">
            <text:p>19/09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table-cell table:style-name="ce7" office:value-type="string" table:number-columns-spanned="1" table:number-rows-spanned="4">
            <text:p>Implementação / Teste</text:p>
          </table:table-cell>
          <table:covered-table-cell/>
          <table:table-cell table:style-name="ce24" office:value-type="string">
            <text:p>Implementação e testes do caso de uso Pesquisar no sistema</text:p>
          </table:table-cell>
          <table:covered-table-cell table:style-name="ce26" office:value-type="date" office:date-value="2009-08-25">
            <text:p>25/08/09</text:p>
          </table:covered-table-cell>
          <table:covered-table-cell table:style-name="ce26" office:value-type="date" office:date-value="2009-09-01">
            <text:p>01/09/09</text:p>
          </table:covered-table-cell>
          <table:covered-table-cell table:style-name="ce26" office:value-type="date" office:date-value="2009-07-29">
            <text:p>29/07/09</text:p>
          </table:covered-table-cell>
          <table:covered-table-cell table:style-name="ce28"/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Implementação e testes do caso de uso Manter Evento</text:p>
          </table:table-cell>
          <table:table-cell table:style-name="ce26" office:value-type="date" office:date-value="2009-08-27" table:number-columns-spanned="1" table:number-rows-spanned="3">
            <text:p>27/08/09</text:p>
          </table: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9-01">
            <text:p>01/09/09</text:p>
          </table:table-cell>
          <table:table-cell table:style-name="ce28" office:value-type="date" office:date-value="2009-09-22">
            <text:p>22/09/09</text:p>
          </table:table-cell>
          <table:table-cell office:value-type="string">
            <text:p>Ricardo</text:p>
          </table:table-cell>
          <table:table-cell table:number-columns-repeated="1014"/>
        </table:table-row>
        <table:table-row table:style-name="ro2">
          <table:covered-table-cell/>
          <table:covered-table-cell table:style-name="ce10"/>
          <table:covered-table-cell/>
          <table:table-cell table:style-name="ce24" office:value-type="string">
            <text:p>Refinamento do modelo de domínio, do modelo de casos de uso e seus detalhamentos.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9" office:value-type="date" office:date-value="2009-08-26">
            <text:p>26/08/09</text:p>
          </table:table-cell>
          <table:table-cell table:style-name="ce29" office:value-type="date" office:date-value="2009-08-27">
            <text:p>27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covered-table-cell/>
          <table:covered-table-cell table:style-name="ce10"/>
          <table:covered-table-cell/>
          <table:table-cell table:style-name="ce24" office:value-type="string">
            <text:p>Adequação das implementações realizadas</text:p>
          </table:table-cell>
          <table:covered-table-cell table:style-name="ce26" office:value-type="date" office:date-value="2009-08-27">
            <text:p>27/08/09</text:p>
          </table:covered-table-cell>
          <table:covered-table-cell table:style-name="ce26" office:value-type="date" office:date-value="2009-09-01">
            <text:p>01/09/09</text:p>
          </table:covered-table-cell>
          <table:table-cell table:style-name="ce28" office:value-type="date" office:date-value="2009-08-31">
            <text:p>31/08/09</text:p>
          </table:table-cell>
          <table:table-cell table:style-name="ce29" office:value-type="date" office:date-value="2009-08-31">
            <text:p>31/08/09</text:p>
          </table:table-cell>
          <table:table-cell office:value-type="string">
            <text:p>Pedro e Túlio</text:p>
          </table:table-cell>
          <table:table-cell table:number-columns-repeated="1014"/>
        </table:table-row>
        <table:table-row table:style-name="ro1">
          <table:table-cell office:value-type="string" table:number-columns-spanned="1" table:number-rows-spanned="8">
            <text:p>Setembro</text:p>
          </table:table-cell>
          <table:table-cell table:style-name="ce11" office:value-type="string" table:number-columns-spanned="1" table:number-rows-spanned="19">
            <text:p>Transição/ Revisão</text:p>
          </table:table-cell>
          <table:table-cell office:value-type="string" table:number-columns-spanned="1" table:number-rows-spanned="6">
            <text:p>H</text:p>
          </table:table-cell>
          <table:table-cell table:style-name="ce24" office:value-type="string">
            <text:p>Exportação do modelo de dados</text:p>
          </table:table-cell>
          <table:table-cell table:style-name="ce26" office:value-type="date" office:date-value="2009-09-01">
            <text:p>01/09/09</text:p>
          </table:table-cell>
          <table:table-cell table:style-name="ce26" office:value-type="date" office:date-value="2009-09-08">
            <text:p>08/09/09</text:p>
          </table:table-cell>
          <table:table-cell table:number-columns-repeated="2" table:style-name="ce28" office:value-type="date" office:date-value="2009-09-17">
            <text:p>17/09/09</text:p>
          </table:table-cell>
          <table:table-cell office:value-type="string">
            <text:p>Túlio e Pedr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visar documentação do projeto</text:p>
          </table:table-cell>
          <table:table-cell table:style-name="ce26" office:value-type="date" office:date-value="2009-09-01">
            <text:p>01/09/09</text:p>
          </table:table-cell>
          <table:table-cell table:style-name="ce27" office:value-type="date" office:date-value="2009-09-08">
            <text:p>08/09/09</text:p>
          </table:table-cell>
          <table:table-cell table:style-name="ce29" office:value-type="date" office:date-value="2009-08-26">
            <text:p>26/08/09</text:p>
          </table:table-cell>
          <table:table-cell table:style-name="ce28" office:value-type="date" office:date-value="2009-09-17">
            <text:p>17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Compilação dos documentos para efeito de avaliação</text:p>
          </table:table-cell>
          <table:table-cell table:style-name="ce26" office:value-type="date" office:date-value="2009-09-08">
            <text:p>08/09/09</text:p>
          </table:table-cell>
          <table:table-cell table:style-name="ce26" office:value-type="date" office:date-value="2009-09-10">
            <text:p>10/09/09</text:p>
          </table:table-cell>
          <table:table-cell table:style-name="ce28" office:value-type="date" office:date-value="2009-09-22">
            <text:p>22/09/09</text:p>
          </table:table-cell>
          <table:table-cell table:style-name="ce28" office:value-type="date" office:date-value="2009-09-28">
            <text:p>28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Preparar massa de dados para apresentação do projeto</text:p>
          </table:table-cell>
          <table:table-cell table:style-name="ce27" office:value-type="date" office:date-value="2009-09-10">
            <text:p>10/09/09</text:p>
          </table:table-cell>
          <table:table-cell table:style-name="ce26" office:value-type="date" office:date-value="2009-09-15">
            <text:p>15/09/09</text:p>
          </table:table-cell>
          <table:table-cell table:style-name="ce28" office:value-type="date" office:date-value="2009-10-31">
            <text:p>31/10/09</text:p>
          </table:table-cell>
          <table:table-cell table:style-name="ce28" office:value-type="date" office:date-value="2009-11-14">
            <text:p>14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Submeter o sistema a testes funcionais e de aceitação</text:p>
          </table:table-cell>
          <table:table-cell table:style-name="ce26" office:value-type="date" office:date-value="2009-09-15">
            <text:p>15/09/09</text:p>
          </table:table-cell>
          <table:table-cell table:style-name="ce26" office:value-type="date" office:date-value="2009-09-22">
            <text:p>22/09/09</text:p>
          </table:table-cell>
          <table:table-cell table:style-name="ce29" office:value-type="date" office:date-value="2009-09-10">
            <text:p>10/09/09</text:p>
          </table:table-cell>
          <table:table-cell table:style-name="ce28" office:value-type="date" office:date-value="2009-09-24">
            <text:p>24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09-22">
            <text:p>22/09/09</text:p>
          </table:table-cell>
          <table:table-cell table:style-name="ce26" office:value-type="date" office:date-value="2009-09-29">
            <text:p>29/09/09</text:p>
          </table:table-cell>
          <table:table-cell table:style-name="ce30" office:value-type="date" office:date-value="2009-09-22">
            <text:p>22/09/09</text:p>
          </table:table-cell>
          <table:table-cell table:style-name="ce30" office:value-type="date" office:date-value="2009-09-29">
            <text:p>29/09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I</text:p>
          </table:table-cell>
          <table:table-cell office:value-type="string">
            <text:p>Confecção dos slides para apresentação</text:p>
          </table:table-cell>
          <table:table-cell table:style-name="ce26" office:value-type="date" office:date-value="2009-09-29">
            <text:p>29/09/09</text:p>
          </table:table-cell>
          <table:table-cell table:style-name="ce26" office:value-type="date" office:date-value="2009-10-06">
            <text:p>06/10/09</text:p>
          </table:table-cell>
          <table:table-cell table:style-name="ce28" office:value-type="date" office:date-value="2009-10-06">
            <text:p>06/10/09</text:p>
          </table:table-cell>
          <table:table-cell table:style-name="ce30" office:value-type="date" office:date-value="2009-10-06">
            <text:p>06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Ensaio da apresentaçã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8">
            <text:p>Outubro</text:p>
          </table:table-cell>
          <table:covered-table-cell table:number-columns-repeated="2"/>
          <table:table-cell office:value-type="string">
            <text:p>Refiamento da documentação do projeto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06">
            <text:p>06/10/09</text:p>
          </table:table-cell>
          <table:table-cell table:style-name="ce26" office:value-type="date" office:date-value="2009-10-13">
            <text:p>13/10/09</text:p>
          </table:table-cell>
          <table:table-cell table:style-name="ce30" office:value-type="date" office:date-value="2009-10-06">
            <text:p>06/10/09</text:p>
          </table:table-cell>
          <table:table-cell table:style-name="ce30" office:value-type="date" office:date-value="2009-10-13">
            <text:p>13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office:value-type="string">
            <text:p>Refinamento dos slides para apresentação</text:p>
          </table:table-cell>
          <table:table-cell table:style-name="ce26" office:value-type="date" office:date-value="2009-10-13">
            <text:p>13/10/09</text:p>
          </table:table-cell>
          <table:table-cell table:style-name="ce26" office:value-type="date" office:date-value="2009-10-20">
            <text:p>20/10/09</text:p>
          </table:table-cell>
          <table:table-cell table:number-columns-repeated="2" table:style-name="ce31" office:value-type="date" office:date-value="2009-10-08">
            <text:p>08/10/09</text:p>
          </table:table-cell>
          <table:table-cell office:value-type="string">
            <text:p>Túlio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string" table:number-columns-spanned="1" table:number-rows-spanned="5">
            <text:p>J</text:p>
          </table:table-cell>
          <table:table-cell office:value-type="string">
            <text:p>Última verificação do protótipo funcional do sistema</text:p>
          </table:table-cell>
          <table:table-cell table:style-name="ce26" office:value-type="date" office:date-value="2009-10-20">
            <text:p>20/10/09</text:p>
          </table:table-cell>
          <table:table-cell table:style-name="ce26" office:value-type="date" office:date-value="2009-10-27">
            <text:p>27/10/09</text:p>
          </table:table-cell>
          <table:table-cell table:style-name="ce30" office:value-type="date" office:date-value="2009-10-20">
            <text:p>20/10/09</text:p>
          </table:table-cell>
          <table:table-cell table:style-name="ce30" office:value-type="date" office:date-value="2009-10-27">
            <text:p>27/10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Ensaio da apresentaçã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covered-table-cell table:number-columns-repeated="3"/>
          <table:table-cell table:style-name="ce24" office:value-type="string">
            <text:p>Refiamento da documentação do projeto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a monografia</text:p>
          </table:table-cell>
          <table:table-cell table:style-name="ce26" office:value-type="date" office:date-value="2009-10-27">
            <text:p>27/10/09</text:p>
          </table:table-cell>
          <table:table-cell table:style-name="ce26" office:value-type="date" office:date-value="2009-11-03">
            <text:p>03/11/09</text:p>
          </table:table-cell>
          <table:table-cell table:style-name="ce30" office:value-type="date" office:date-value="2009-10-27">
            <text:p>27/10/09</text:p>
          </table:table-cell>
          <table:table-cell table:style-name="ce30" office:value-type="date" office:date-value="2009-11-03">
            <text:p>03/11/09</text:p>
          </table:table-cell>
          <table:table-cell office:value-type="string">
            <text:p>Pedro, Ricardo e Túlio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style-name="ce24" office:value-type="string">
            <text:p>Refinamento dos slides para apresentação</text:p>
          </table:table-cell>
          <table:table-cell table:style-name="ce26" office:value-type="date" office:date-value="2009-11-03">
            <text:p>03/11/09</text:p>
          </table:table-cell>
          <table:table-cell table:style-name="ce26" office:value-type="date" office:date-value="2009-11-05">
            <text:p>05/11/09</text:p>
          </table:table-cell>
          <table:table-cell table:number-columns-repeated="1017"/>
        </table:table-row>
        <table:table-row table:style-name="ro1">
          <table:table-cell office:value-type="string" table:number-columns-spanned="1" table:number-rows-spanned="3">
            <text:p>Novembro</text:p>
          </table:table-cell>
          <table:covered-table-cell/>
          <table:table-cell office:value-type="string" table:number-columns-spanned="1" table:number-rows-spanned="3">
            <text:p>K</text:p>
          </table:table-cell>
          <table:table-cell office:value-type="string">
            <text:p>Confecção do CD-ROM para banca e orientador</text:p>
          </table:table-cell>
          <table:table-cell table:style-name="ce26" office:value-type="date" office:date-value="2009-11-05">
            <text:p>05/11/09</text:p>
          </table:table-cell>
          <table:table-cell table:style-name="ce26" office:value-type="date" office:date-value="2009-11-12">
            <text:p>12/11/09</text:p>
          </table:table-cell>
          <table:table-cell table:number-columns-repeated="1017"/>
        </table:table-row>
        <table:table-row table:style-name="ro2">
          <table:covered-table-cell table:number-columns-repeated="3"/>
          <table:table-cell office:value-type="string">
            <text:p>Entrega do CD-ROM, da monografia e do planejamento impressos para orientador e banca</text:p>
          </table:table-cell>
          <table:table-cell table:style-name="ce26" office:value-type="date" office:date-value="2009-11-16">
            <text:p>16/11/09</text:p>
          </table:table-cell>
          <table:table-cell table:style-name="ce26" office:value-type="date" office:date-value="2009-11-20">
            <text:p>20/11/09</text:p>
          </table:table-cell>
          <table:table-cell table:number-columns-repeated="1017"/>
        </table:table-row>
        <table:table-row table:style-name="ro1">
          <table:covered-table-cell table:number-columns-repeated="3"/>
          <table:table-cell office:value-type="string">
            <text:p>Apresentação do projeto final</text:p>
          </table:table-cell>
          <table:table-cell table:number-columns-repeated="1019"/>
        </table:table-row>
        <table:table-row table:style-name="ro1" table:number-rows-repeated="6545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Planilha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style:shadow="none" fo:background-color="transparent" style:scale-to="57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-0.00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5">05/11/2009</text:date>, <text:time>10:3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3T08:45:53</meta:creation-date>
    <dc:date>2009-11-05T10:32:27</dc:date>
    <meta:editing-duration>PT16H16M53S</meta:editing-duration>
    <meta:editing-cycles>179</meta:editing-cycles>
    <meta:generator>OpenOffice.org/3.0$Unix OpenOffice.org_project/300m15$Build-9379</meta:generator>
    <dc:description>Projeto final roteiros
http://github.com/tulios/projetofinal-roteiros</dc:description>
    <dc:title>Cronograma</dc:title>
    <meta:document-statistic meta:table-count="3" meta:cell-count="431" meta:object-count="0"/>
    <meta:user-defined meta:name="Informações 1">Túlio</meta:user-defined>
    <meta:user-defined meta:name="Informações 2">Ricardo</meta:user-defined>
    <meta:user-defined meta:name="Informações 3">Pedro</meta:user-defined>
    <meta:user-defined meta:name="Informações 4"/>
  </office:meta>
</office:document-meta>
</file>